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Condensed-Bold" svg:font-family="RobotoCondensed-Bold"/>
    <style:font-face style:name="RobotoCondensed-Regular" svg:font-family="RobotoCondensed-Regular"/>
    <style:font-face style:name="ArialMT" svg:font-family="ArialMT"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justify" style:justify-single-word="false"/>
    </style:style>
    <style:style style:name="P2" style:family="paragraph" style:parent-style-name="Table_20_Contents">
      <style:paragraph-properties fo:margin-left="0cm" fo:margin-right="0cm" fo:text-align="justify" style:justify-single-word="false" fo:text-indent="0cm" style:auto-text-indent="false"/>
      <style:text-properties fo:font-style="italic" style:font-style-asian="italic" style:font-style-complex="italic"/>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tyle="italic" style:font-style-asian="italic" style:font-style-complex="italic"/>
    </style:style>
    <style:style style:name="P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master-page-name="">
      <style:paragraph-properties fo:margin-left="0.631cm" fo:margin-right="0cm" fo:text-align="justify" style:justify-single-word="false" fo:text-indent="0cm" style:auto-text-indent="false" style:page-number="auto"/>
    </style:style>
    <style:style style:name="P7" style:family="paragraph" style:parent-style-name="Standard">
      <style:paragraph-properties fo:margin-left="0.631cm" fo:margin-right="0cm" fo:text-align="justify" style:justify-single-word="false" fo:text-indent="0cm" style:auto-text-indent="false"/>
    </style:style>
    <style:style style:name="P8" style:family="paragraph" style:parent-style-name="Standard">
      <style:paragraph-properties fo:margin-left="0cm" fo:margin-right="0cm" fo:text-align="justify" style:justify-single-word="false" fo:text-indent="0cm" style:auto-text-indent="false"/>
    </style:style>
    <style:style style:name="P9" style:family="paragraph" style:parent-style-name="Standard" style:list-style-name="L1">
      <style:paragraph-properties fo:margin-left="0cm" fo:margin-right="0cm" fo:text-align="justify" style:justify-single-word="false" fo:text-indent="0cm" style:auto-text-indent="false"/>
    </style:style>
    <style:style style:name="P10"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fo:font-style="italic" style:font-style-asian="italic" style:font-style-complex="italic"/>
    </style:style>
    <style:style style:name="P12" style:family="paragraph" style:parent-style-name="Standard" style:master-page-name="">
      <style:paragraph-properties fo:margin-left="1.177cm" fo:margin-right="0cm" fo:text-align="justify" style:justify-single-word="false" fo:text-indent="0cm" style:auto-text-indent="false" style:page-number="auto"/>
    </style:style>
    <style:style style:name="P13" style:family="paragraph" style:parent-style-name="Standard">
      <style:paragraph-properties fo:margin-left="1.177cm" fo:margin-right="0cm" fo:text-align="justify" style:justify-single-word="false" fo:text-indent="0cm" style:auto-text-indent="false"/>
    </style:style>
    <style:style style:name="P14" style:family="paragraph" style:parent-style-name="Standard" style:list-style-name="L1" style:master-page-name="">
      <style:paragraph-properties fo:margin-left="0.97cm" fo:margin-right="0cm" fo:text-align="justify" style:justify-single-word="false" fo:text-indent="0cm" style:auto-text-indent="false" style:page-number="auto"/>
    </style:style>
    <style:style style:name="P15" style:family="paragraph" style:parent-style-name="Standard" style:list-style-name="L1">
      <style:paragraph-properties fo:margin-left="0.97cm" fo:margin-right="0cm" fo:text-align="justify" style:justify-single-word="false" fo:text-indent="0cm" style:auto-text-indent="false"/>
    </style:style>
    <style:style style:name="P16"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P17" style:family="paragraph" style:parent-style-name="Standard">
      <style:paragraph-properties fo:text-align="justify" style:justify-single-word="false" fo:break-before="page"/>
    </style:style>
    <style:style style:name="P18" style:family="paragraph" style:parent-style-name="Standard">
      <style:paragraph-properties fo:text-align="justify" style:justify-single-word="false" fo:background-color="transparent">
        <style:background-image/>
      </style:paragraph-properties>
    </style:style>
    <style:style style:name="P19" style:family="paragraph" style:parent-style-name="Standard">
      <style:paragraph-properties fo:text-align="justify"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P20" style:family="paragraph" style:parent-style-name="Standard" style:list-style-name="" style:master-page-name="">
      <style:paragraph-properties fo:margin-left="0.617cm" fo:margin-right="0cm" fo:text-align="start" style:justify-single-word="false" fo:text-indent="0cm" style:auto-text-indent="false" style:page-number="auto" style:text-autospace="none"/>
      <style:text-properties style:font-name="Times New Roman" fo:font-size="12pt" style:font-name-asian="RobotoCondensed-Regular" style:font-size-asian="12pt" style:font-name-complex="RobotoCondensed-Regular" style:font-size-complex="12pt"/>
    </style:style>
    <style:style style:name="P21" style:family="paragraph" style:parent-style-name="Standard" style:list-style-name="" style:master-page-name="">
      <style:paragraph-properties fo:margin-left="0.617cm" fo:margin-right="0cm" fo:text-align="start" style:justify-single-word="false" fo:text-indent="0cm" style:auto-text-indent="false" style:page-number="auto" style:text-autospace="none"/>
      <style:text-properties style:font-name="Times New Roman" fo:font-size="12pt" style:font-name-asian="RobotoCondensed-Bold" style:font-size-asian="12pt" style:font-name-complex="RobotoCondensed-Bold" style:font-size-complex="12pt"/>
    </style:style>
    <style:style style:name="P22" style:family="paragraph" style:parent-style-name="Standard" style:list-style-name="" style:master-page-name="">
      <style:paragraph-properties fo:margin-left="0.529cm" fo:margin-right="0cm" fo:text-align="start" style:justify-single-word="false" fo:text-indent="0cm" style:auto-text-indent="false" style:page-number="auto" style:text-autospace="none"/>
      <style:text-properties style:font-name="Times New Roman" fo:font-size="12pt" style:font-name-asian="RobotoCondensed-Bold" style:font-size-asian="12pt" style:font-name-complex="RobotoCondensed-Bold" style:font-size-complex="12pt"/>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999999" fo:font-style="italic" fo:font-weight="normal" style:font-style-asian="italic" style:font-weight-asian="normal" style:font-style-complex="italic" style:font-weight-complex="normal"/>
    </style:style>
    <style:style style:name="T5" style:family="text">
      <style:text-properties fo:color="#999999"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use-window-font-color="true" fo:font-style="italic" fo:font-weight="normal" fo:background-color="transparent" style:font-style-asian="italic" style:font-weight-asian="normal" style:font-style-complex="italic" style:font-weight-complex="normal"/>
    </style:style>
    <style:style style:name="T7" style:family="text">
      <style:text-properties style:use-window-font-color="true" fo:font-style="italic" fo:font-weight="normal" style:font-style-asian="italic" style:font-weight-asian="normal" style:font-style-complex="italic" style:font-weight-complex="normal"/>
    </style:style>
    <style:style style:name="T8" style:family="text">
      <style:text-properties style:font-name-asian="ArialMT" style:font-name-complex="ArialMT"/>
    </style:style>
    <style:style style:name="T9" style:family="text">
      <style:text-properties style:font-name-asian="RobotoCondensed-Regular" style:font-name-complex="RobotoCondensed-Regular"/>
    </style:style>
    <style:style style:name="T10" style:family="text">
      <style:text-properties fo:font-size="12pt" style:font-size-asian="12pt" style:font-size-complex="12pt"/>
    </style:style>
    <style:style style:name="T11"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loc de compétences 1 : Piloter la conduite d’un projet data</text:p>
      <text:p text:style-name="P3">E1. Etude de cas. (C1)</text:p>
      <text:p text:style-name="P6">L’évaluation doit se faire dans le cadre d’une étude de cas réelle ou fictive sur la base de l’expression d’un besoin data, de l’organigramme de l’organisation et des activités métiers associées.</text:p>
      <text:p text:style-name="P7">Le but de cette étude de cas est de donner à voir à travers les outils que sont les grilles d’entretien, la démarche générale d’analyse de besoin menée par le candidat</text:p>
      <text:p text:style-name="P20">Le/la candidat(e) doit :</text:p>
      <text:p text:style-name="P22"><text:span text:style-name="T8"><text:s/>- </text:span><text:span text:style-name="T9">réaliser une grille pour les entretiens métiers des usagers qui produisent la données ;</text:span></text:p>
      <text:p text:style-name="P21"><text:span text:style-name="T8">- </text:span><text:span text:style-name="T9">réaliser une grille pour les entretiens métiers des usagers qui exploitent la données (ou ceux qui seront amenés à le faire).</text:span></text:p>
      <text:p text:style-name="P7">Livrables : les grilles d’entretien</text:p>
      <text:p text:style-name="P7">Évaluation : Correction des grilles et Présentation orale individuelle</text:p>
      <text:p text:style-name="P7"/>
      <text:p text:style-name="P8">C1 critères</text:p>
      <text:p text:style-name="P8">Les grilles d’entretiens questionnent les activités métiers impliquées dans le projet data</text:p>
      <text:p text:style-name="P8">Les grilles d’entretiens questionnent la caractérisation des données impliquées, des métadonnées, des accès, des stockages et des traitements appliqués.</text:p>
      <text:p text:style-name="P8">La note de synthèse rend compte du questionnement et de l’analyse du besoin, du périmètre fonctionnel du projet, des moyens disponibles, de la faisabilité et de la gouvernance de la donnée liée au projet.</text:p>
      <text:p text:style-name="P8">La note de synthèse est organisée, par exemple selon le plan suivant :</text:p>
      <text:p text:style-name="P8">1. intro : rappel du contexte, enjeux du projet, reformulation de l’expression de besoin initiale, annonce du plan</text:p>
      <text:p text:style-name="P8">2. objectifs et périmètre fonctionnel du projet</text:p>
      <text:p text:style-name="P8">3. étude d’opportunités :</text:p>
      <text:p text:style-name="P12">a. synthèse des informations issues des entretiens métier au regard des objectifs du projet : opportunités ? Contraintes ?</text:p>
      <text:p text:style-name="P13">b. benchmark des solutions et projets existants dans le périmètre fonctionnel visé</text:p>
      <text:p text:style-name="P8">4. étude de la faisabilité : rapport objectifs, qualité, coûts, délais, moyens mobilisables.</text:p>
      <text:list xml:id="list5313099017894881485" text:style-name="L1">
        <text:list-header>
          <text:p text:style-name="P9">5. conclusions : analyse RICE*</text:p>
          <text:p text:style-name="P9">Les objectifs du projet sont rédigés selon la méthode SMART*</text:p>
          <text:p text:style-name="P9">Le cadrage projet reprend et complète la note de synthèse :hypothèses et préconisations macro de solutions techniques, évaluation des aménagements à implémenter pour l’accessibilité du projet dans sa réalisation et dans l’utilisation future de ses produits, les actions pour la mise en conformité avec le RGPD.</text:p>
          <text:p text:style-name="P9">L’effort d’accessibilité tout au long du projet est anticipé dans l’avant-projet, concernant :</text:p>
          <text:p text:style-name="P14">- la réalisation du projet : adaptation des postes de travail de l’équipe technique,</text:p>
          <text:p text:style-name="P15">- les utilisateurs finaux : adaptation des interfaces homme-machine des outils et des supports techniques (documentations, communications…).</text:p>
          <text:p text:style-name="P9">L'avant-projet liste les actions techniques et non-techniques à mener tout au long du projet pour assurer la conformité du projet avec le RGPD</text:p>
          <text:p text:style-name="P9"/>
        </text:list-header>
      </text:list>
      <text:p text:style-name="P10">● RICE : Acronyme qui désigne une méthode de priorisation des tâches en agilité. L’ordre de priorité est inversement proportionnel au score obtenu avec cette méthode (prio 1</text:p>
      <text:p text:style-name="P10">correspond au score RICE le plus élevé). La calcul du score prend en compte les 4 éléments de priorisation qui sont : la portée (“Reach”), l’impact (“Impact”), la confiance (“Confident”)</text:p>
      <text:p text:style-name="P10">et l’effort (“Effort”).</text:p>
      <text:p text:style-name="P10">● SMART : L’acronyme SMART peut correspondre à des termes différents selon les caractéristiques de l’objectif que l’on souhaite définir. Nous proposons ici : Spécifique, Mesurable,</text:p>
      <text:p text:style-name="P8"><text:span text:style-name="T1">Acceptable (et Ambitieux), Réaliste, Temporellement défini.</text:span></text:p>
      <text:p text:style-name="P8"><text:span text:style-name="T1"/></text:p>
      <text:p text:style-name="P16">Grille utilisateur</text:p>
      <text:p text:style-name="P5"/>
      <text:p text:style-name="P5"><text:span text:style-name="Strong_20_Emphasis"><text:span text:style-name="T10">Profil de l'utilisateur</text:span></text:span></text:p>
      <text:p text:style-name="P5"><text:span text:style-name="Strong_20_Emphasis"><text:span text:style-name="T5">réponse</text:span></text:span></text:p>
      <text:p text:style-name="P3"/>
      <text:p text:style-name="P3"><text:span text:style-name="Strong_20_Emphasis">Quels sont les principaux objectifs que doit atteindre ce projet ?</text:span></text:p>
      <text:p text:style-name="P3"><text:span text:style-name="Strong_20_Emphasis"><text:span text:style-name="T4">réponse</text:span></text:span></text:p>
      <text:p text:style-name="P3"><text:span text:style-name="Strong_20_Emphasis"><text:span text:style-name="T2"/></text:span></text:p>
      <text:p text:style-name="P3"><text:span text:style-name="T2"><text:s/></text:span></text:p>
      <text:p text:style-name="P4"/>
      <text:p text:style-name="P3"><text:span text:style-name="Strong_20_Emphasis">Quelles sont les fonctionnalités essentielles que vous attendez de ce projet ?</text:span> </text:p>
      <text:p text:style-name="P3"><text:span text:style-name="Strong_20_Emphasis"><text:span text:style-name="T4">réponse</text:span></text:span></text:p>
      <text:p text:style-name="P4"/>
      <text:p text:style-name="P4"/>
      <text:p text:style-name="P3"><text:span text:style-name="Strong_20_Emphasis">Quels sont les problèmes ou défis actuels que vous rencontrez et que ce projet devrait résoudre ?</text:span> </text:p>
      <text:p text:style-name="P3"><text:span text:style-name="Strong_20_Emphasis"><text:span text:style-name="T4">réponse</text:span></text:span></text:p>
      <text:p text:style-name="P4"/>
      <text:p text:style-name="P4"/>
      <text:p text:style-name="P4"/>
      <text:p text:style-name="P3"><text:span text:style-name="Strong_20_Emphasis">Quels sont les critères de succès pour ce projet ?</text:span> </text:p>
      <text:p text:style-name="P3"><text:span text:style-name="Strong_20_Emphasis"><text:span text:style-name="T4">réponse</text:span></text:span></text:p>
      <text:p text:style-name="P4"/>
      <text:p text:style-name="P3"/>
      <text:p text:style-name="P3"><text:span text:style-name="Strong_20_Emphasis">Quels sont les besoins en termes de support et de documentation ?</text:span> </text:p>
      <text:p text:style-name="P3"><text:span text:style-name="Strong_20_Emphasis"><text:span text:style-name="T4">réponse</text:span></text:span></text:p>
      <text:p text:style-name="P4"/>
      <text:p text:style-name="P3"/>
      <text:p text:style-name="P1"><text:span text:style-name="Strong_20_Emphasis">Y a-t-il des contraintes spécifiques à prendre en compte (budget, délais, etc.) ?</text:span></text:p>
      <text:p text:style-name="P3"><text:span text:style-name="Strong_20_Emphasis"><text:span text:style-name="T4">réponse</text:span></text:span></text:p>
      <text:p text:style-name="P4"/>
      <text:p text:style-name="P3"/>
      <text:p text:style-name="P3"><text:span text:style-name="Strong_20_Emphasis">Quels sont les besoins en termes d'accessibilité pour les utilisateurs ayant des handicaps ?</text:span></text:p>
      <text:p text:style-name="P3"><text:span text:style-name="Strong_20_Emphasis"><text:span text:style-name="T4">réponse</text:span></text:span></text:p>
      <text:p text:style-name="P4"/>
      <text:p text:style-name="P3"/>
      <text:p text:style-name="P8"><text:span text:style-name="Strong_20_Emphasis">Y a-t-il des exemples de produits ou services similaires que vous appréciez ou non ?</text:span><text:span text:style-name="T1"> </text:span></text:p>
      <text:p text:style-name="P3"><text:span text:style-name="Strong_20_Emphasis"><text:span text:style-name="T4">réponse</text:span></text:span></text:p>
      <text:p text:style-name="P4"/>
      <text:p text:style-name="P11"><text:span text:style-name="T1"/></text:p>
      <text:p text:style-name="P16">Grille utilisateur</text:p>
      <text:p text:style-name="P5"/>
      <text:p text:style-name="P5"><text:span text:style-name="Strong_20_Emphasis"><text:span text:style-name="T10">Profil de l'utilisateur</text:span></text:span></text:p>
      <text:p text:style-name="P5"><text:span text:style-name="Strong_20_Emphasis"><text:span text:style-name="T5">réponse</text:span></text:span></text:p>
      <text:p text:style-name="P3"/>
      <text:p text:style-name="P3"><text:span text:style-name="Strong_20_Emphasis">Quels sont les principaux objectifs que doit atteindre ce projet ?</text:span></text:p>
      <text:p text:style-name="P19"><text:span text:style-name="Strong_20_Emphasis"><text:span text:style-name="T5">réponse</text:span></text:span></text:p>
      <text:p text:style-name="P3"><text:span text:style-name="T2"><text:s/></text:span></text:p>
      <text:p text:style-name="P4"/>
      <text:p text:style-name="P3"><text:span text:style-name="Strong_20_Emphasis">Quelles sont les fonctionnalités essentielles que vous attendez de ce projet ?</text:span> </text:p>
      <text:p text:style-name="P3"><text:span text:style-name="Strong_20_Emphasis"><text:span text:style-name="T4">réponse</text:span></text:span></text:p>
      <text:p text:style-name="P4"/>
      <text:p text:style-name="P4"/>
      <text:p text:style-name="P3"><text:span text:style-name="Strong_20_Emphasis">Quels sont les problèmes ou défis actuels que vous rencontrez et que ce projet devrait résoudre ?</text:span> </text:p>
      <text:p text:style-name="P3"><text:span text:style-name="Strong_20_Emphasis"><text:span text:style-name="T4">réponse</text:span></text:span></text:p>
      <text:p text:style-name="P4"/>
      <text:p text:style-name="P4"/>
      <text:p text:style-name="P4"/>
      <text:p text:style-name="P3"><text:span text:style-name="Strong_20_Emphasis">Quels sont les critères de succès pour ce projet ?</text:span> </text:p>
      <text:p text:style-name="P3"><text:span text:style-name="Strong_20_Emphasis"><text:span text:style-name="T4">réponse</text:span></text:span></text:p>
      <text:p text:style-name="P4"/>
      <text:p text:style-name="P3"/>
      <text:p text:style-name="P3"><text:span text:style-name="Strong_20_Emphasis">Quels sont les besoins en termes de support et de documentation ?</text:span> </text:p>
      <text:p text:style-name="P3"><text:span text:style-name="Strong_20_Emphasis"><text:span text:style-name="T4">réponse</text:span></text:span></text:p>
      <text:p text:style-name="P4"/>
      <text:p text:style-name="P3"/>
      <text:p text:style-name="P1"><text:span text:style-name="Strong_20_Emphasis">Y a-t-il des contraintes spécifiques à prendre en compte (budget, délais, etc.) ?</text:span></text:p>
      <text:p text:style-name="P3"><text:span text:style-name="Strong_20_Emphasis"><text:span text:style-name="T4">réponse</text:span></text:span></text:p>
      <text:p text:style-name="P4"/>
      <text:p text:style-name="P3"/>
      <text:p text:style-name="P3"><text:span text:style-name="Strong_20_Emphasis">Quels sont les besoins en termes d'accessibilité pour les utilisateurs ayant des handicaps ?</text:span></text:p>
      <text:p text:style-name="P3"><text:span text:style-name="Strong_20_Emphasis"><text:span text:style-name="T4">réponse</text:span></text:span></text:p>
      <text:p text:style-name="P4"/>
      <text:p text:style-name="P3"/>
      <text:p text:style-name="P8"><text:span text:style-name="Strong_20_Emphasis">Y a-t-il des exemples de produits ou services similaires que vous appréciez ou non ?</text:span><text:span text:style-name="T1"> </text:span></text:p>
      <text:p text:style-name="P3"><text:span text:style-name="Strong_20_Emphasis"><text:span text:style-name="T4">réponse</text:span></text:span></text:p>
      <text:p text:style-name="P4"/>
      <text:p text:style-name="P11"><text:span text:style-name="T1"/></text:p>
      <text:p text:style-name="P16">Grille utilisateur</text:p>
      <text:p text:style-name="P3"/>
      <text:p text:style-name="P5"><text:span text:style-name="Strong_20_Emphasis"><text:span text:style-name="T10">Profil de l'utilisateur</text:span></text:span></text:p>
      <text:p text:style-name="P4">Musicien·ne</text:p>
      <text:p text:style-name="P3"/>
      <text:p text:style-name="P3"><text:span text:style-name="Strong_20_Emphasis">Quels sont les principaux objectifs que doit atteindre ce projet ?</text:span></text:p>
      <text:p text:style-name="P3"><text:span text:style-name="Strong_20_Emphasis"><text:span text:style-name="T7"/></text:span></text:p>
      <text:p text:style-name="P3"><text:span text:style-name="T2"/></text:p>
      <text:p text:style-name="P3"><text:span text:style-name="Strong_20_Emphasis">Quelles sont les fonctionnalités essentielles que vous attendez de ce projet ?</text:span> </text:p>
      <text:p text:style-name="P3"><text:span text:style-name="Strong_20_Emphasis"><text:span text:style-name="T7">Historique des morceaux joués, travaillés.</text:span></text:span></text:p>
      <text:p text:style-name="P3"><text:span text:style-name="Strong_20_Emphasis"><text:span text:style-name="T7">Connaître les morceaux d'actualité</text:span></text:span></text:p>
      <text:p text:style-name="P4"/>
      <text:p text:style-name="P3"><text:span text:style-name="Strong_20_Emphasis">Quels sont les problèmes ou défis actuels que vous rencontrez et que ce projet devrait résoudre ?</text:span> </text:p>
      <text:p text:style-name="P3"><text:span text:style-name="Strong_20_Emphasis"><text:span text:style-name="T7">Difficile de savoir quelles partitions doivent être en possession des musiciens.</text:span></text:span></text:p>
      <text:p text:style-name="P4"/>
      <text:p text:style-name="P3"><text:span text:style-name="Strong_20_Emphasis">Quels sont les critères de succès pour ce projet ?</text:span></text:p>
      <text:p text:style-name="P3"><text:span text:style-name="Strong_20_Emphasis"><text:span text:style-name="T7">Simplicité à l'utilisateur d'obtenir l'information</text:span></text:span></text:p>
      <text:p text:style-name="P3"/>
      <text:p text:style-name="P3"><text:span text:style-name="Strong_20_Emphasis">Quels sont les besoins en termes de support et de documentation ?</text:span> </text:p>
      <text:p text:style-name="P3"><text:span text:style-name="Strong_20_Emphasis"><text:span text:style-name="T7">Une interface accessible, intuitive</text:span></text:span></text:p>
      <text:p text:style-name="P3"/>
      <text:p text:style-name="P1"><text:span text:style-name="Strong_20_Emphasis">Y a-t-il des contraintes spécifiques à prendre en compte (budget, délais, etc.) ?</text:span></text:p>
      <text:p text:style-name="P3"><text:span text:style-name="Strong_20_Emphasis"><text:span text:style-name="T4">réponse</text:span></text:span></text:p>
      <text:p text:style-name="P3"/>
      <text:p text:style-name="P3"><text:span text:style-name="Strong_20_Emphasis">Quels sont les besoins en termes d'accessibilité pour les utilisateurs ayant des handicaps ?</text:span></text:p>
      <text:p text:style-name="P3"><text:span text:style-name="Strong_20_Emphasis"><text:span text:style-name="T4">réponse</text:span></text:span></text:p>
      <text:p text:style-name="P3"/>
      <text:p text:style-name="P8"><text:span text:style-name="Strong_20_Emphasis">Y a-t-il des exemples de produits ou services similaires que vous appréciez ou non ?</text:span><text:span text:style-name="T1"> </text:span></text:p>
      <text:p text:style-name="P3"><text:span text:style-name="Strong_20_Emphasis"><text:span text:style-name="T4">réponse</text:span></text:span></text:p>
      <text:p text:style-name="P4"/>
      <text:p text:style-name="P11"><text:span text:style-name="T1"/></text:p>
      <text:p text:style-name="P16">Grille utilisateur</text:p>
      <text:p text:style-name="P3"/>
      <text:p text:style-name="P5"><text:span text:style-name="Strong_20_Emphasis"><text:span text:style-name="T10">Profil de l'utilisateur</text:span></text:span></text:p>
      <text:p text:style-name="P4">Musicien·ne</text:p>
      <text:p text:style-name="P3"/>
      <text:p text:style-name="P3"><text:span text:style-name="Strong_20_Emphasis">Quels sont les principaux objectifs que doit atteindre ce projet ?</text:span></text:p>
      <text:p text:style-name="P3"><text:span text:style-name="Strong_20_Emphasis"><text:span text:style-name="T7">réponse</text:span></text:span><text:span text:style-name="T2"> </text:span></text:p>
      <text:p text:style-name="P4"/>
      <text:p text:style-name="P3"><text:span text:style-name="Strong_20_Emphasis">Quelles sont les fonctionnalités essentielles que vous attendez de ce projet ?</text:span> </text:p>
      <text:p text:style-name="P3"><text:span text:style-name="Strong_20_Emphasis"><text:span text:style-name="T7">Retrouver les partitions déjà jouées, quand elles ont été jouée, appréciation de l’œuvre par le public et les musicien.</text:span></text:span></text:p>
      <text:p text:style-name="P3"><text:span text:style-name="Strong_20_Emphasis"><text:span text:style-name="T7">Éventuellement disposer d'une version numérique de d’œuvre</text:span></text:span></text:p>
      <text:p text:style-name="P4"/>
      <text:p text:style-name="P3"><text:span text:style-name="Strong_20_Emphasis">Quels sont les problèmes ou défis actuels que vous rencontrez et que ce projet devrait résoudre ?</text:span> </text:p>
      <text:p text:style-name="P3"><text:span text:style-name="Strong_20_Emphasis"><text:span text:style-name="T7">Faire apparaître la trop grande fréquence et le manque de variété des marches de défilé,</text:span></text:span></text:p>
      <text:p text:style-name="P4"/>
      <text:p text:style-name="P3"><text:span text:style-name="Strong_20_Emphasis">Quels sont les critères de succès pour ce projet ?</text:span> </text:p>
      <text:p text:style-name="P3"><text:span text:style-name="Strong_20_Emphasis"><text:span text:style-name="T7">Pouvoir consulter la base de partitions avec des critères de recherche et de tri (concert/défilé)</text:span></text:span></text:p>
      <text:p text:style-name="P3"/>
      <text:p text:style-name="P3"><text:span text:style-name="Strong_20_Emphasis">Quels sont les besoins en termes de support et de documentation ?</text:span> </text:p>
      <text:p text:style-name="P3"><text:span text:style-name="Strong_20_Emphasis"><text:span text:style-name="T7">Selon si suffisamment intuitif, pas besoin sinon une explication de l'utilisation</text:span></text:span></text:p>
      <text:p text:style-name="P3"/>
      <text:p text:style-name="P1"><text:span text:style-name="Strong_20_Emphasis">Y a-t-il des contraintes spécifiques à prendre en compte (budget, délais, etc.) ?</text:span></text:p>
      <text:p text:style-name="P3"><text:span text:style-name="Strong_20_Emphasis"><text:span text:style-name="T7">Pas de contrainte de délai, support matériel</text:span></text:span></text:p>
      <text:p text:style-name="P3"/>
      <text:p text:style-name="P3"><text:span text:style-name="Strong_20_Emphasis">Quels sont les besoins en termes d'accessibilité pour les utilisateurs ayant des handicaps ?</text:span></text:p>
      <text:p text:style-name="P3"><text:span text:style-name="Strong_20_Emphasis"><text:span text:style-name="T7">Pas de besoin évident</text:span></text:span></text:p>
      <text:p text:style-name="P3"/>
      <text:p text:style-name="P8"><text:span text:style-name="Strong_20_Emphasis">Y a-t-il des exemples de produits ou services similaires que vous appréciez ou non ?</text:span><text:span text:style-name="T1"> </text:span></text:p>
      <text:p text:style-name="P3"><text:span text:style-name="Strong_20_Emphasis"><text:span text:style-name="T7">Pas particulièrement</text:span></text:span></text:p>
      <text:p text:style-name="P11"><text:span text:style-name="T1"/></text:p>
      <text:p text:style-name="P16">Grille utilisateur</text:p>
      <text:p text:style-name="P3"/>
      <text:p text:style-name="P5"><text:span text:style-name="Strong_20_Emphasis"><text:span text:style-name="T10">Profil de l'utilisateur</text:span></text:span></text:p>
      <text:p text:style-name="P4">Musicien·ne</text:p>
      <text:p text:style-name="P3"/>
      <text:p text:style-name="P3"><text:span text:style-name="Strong_20_Emphasis">Quels sont les principaux objectifs que doit atteindre ce projet ?</text:span></text:p>
      <text:p text:style-name="P3"><text:span text:style-name="Strong_20_Emphasis"><text:span text:style-name="T7">Avoir un document central de correspondance musiciens/œuvres,avoir une liste des morceaux joués par l'harmonie</text:span></text:span></text:p>
      <text:p text:style-name="P4"/>
      <text:p text:style-name="P3"><text:span text:style-name="Strong_20_Emphasis">Quelles sont les fonctionnalités essentielles que vous attendez de ce projet ?</text:span> </text:p>
      <text:p text:style-name="P3"><text:span text:style-name="Strong_20_Emphasis"><text:span text:style-name="T7">Pouvoir faire des requêtes simples : morceaux joués à un événement, les occurrences ou tendances d'un compositeur . Un retour sur la composition de l'orchestre en fonction de l'événement et sa répartition.</text:span></text:span></text:p>
      <text:p text:style-name="P4"/>
      <text:p text:style-name="P3"><text:span text:style-name="Strong_20_Emphasis">Quels sont les problèmes ou défis actuels que vous rencontrez et que ce projet devrait résoudre ?</text:span> </text:p>
      <text:p text:style-name="P3"><text:span text:style-name="Strong_20_Emphasis"><text:span text:style-name="T7">Aucune base documentaire actuelle diffusée</text:span></text:span></text:p>
      <text:p text:style-name="P4"/>
      <text:p text:style-name="P3"><text:span text:style-name="Strong_20_Emphasis">Quels sont les critères de succès pour ce projet ?</text:span> </text:p>
      <text:p text:style-name="P3"><text:span text:style-name="Strong_20_Emphasis"><text:span text:style-name="T7">Données complètes sur les 5 dernières années. Adhésion des utilisateurs primaires à l'outil.</text:span></text:span></text:p>
      <text:p text:style-name="P3"/>
      <text:p text:style-name="P3"><text:span text:style-name="Strong_20_Emphasis">Quels sont les besoins en termes de support et de documentation ?</text:span> </text:p>
      <text:p text:style-name="P3"><text:span text:style-name="Strong_20_Emphasis"><text:span text:style-name="T7">Documentation pour pérenniser le fonctionnement. Une séance de présentation et d'explication de l'outil pour les principaux, une notice pour les utilisateurs secondaires. Une possibilité de requête de support technique (~helpdesk).</text:span></text:span></text:p>
      <text:p text:style-name="P3"/>
      <text:p text:style-name="P1"><text:span text:style-name="Strong_20_Emphasis">Y a-t-il des contraintes spécifiques à prendre en compte (budget, délais, etc.) ?</text:span></text:p>
      <text:p text:style-name="P3"><text:span text:style-name="Strong_20_Emphasis"><text:span text:style-name="T7">Budget restreint, pas de délai contraignant mais attention à la charge de développement initiale.</text:span></text:span></text:p>
      <text:p text:style-name="P3"/>
      <text:p text:style-name="P3"><text:span text:style-name="Strong_20_Emphasis">Quels sont les besoins en termes d'accessibilité pour les utilisateurs ayant des handicaps ?</text:span></text:p>
      <text:p text:style-name="P3"><text:span text:style-name="Strong_20_Emphasis"><text:span text:style-name="T7">Simple et clair</text:span></text:span></text:p>
      <text:p text:style-name="P3"/>
      <text:p text:style-name="P8"><text:span text:style-name="Strong_20_Emphasis">Y a-t-il des exemples de produits ou services similaires que vous appréciez ou non ?</text:span><text:span text:style-name="T1"> </text:span></text:p>
      <text:p text:style-name="P3"><text:span text:style-name="Strong_20_Emphasis"><text:span text:style-name="T7">Pas particulièrement</text:span></text:span></text:p>
      <text:p text:style-name="P11"><text:span text:style-name="T1"/></text:p>
      <text:p text:style-name="P17"><text:span text:style-name="T11">Grille data</text:span></text:p>
      <text:p text:style-name="P3"/>
      <text:p text:style-name="P1"><text:span text:style-name="Strong_20_Emphasis">Quelles sont les données essentielles nécessaires pour ce projet ?</text:span></text:p>
      <text:p text:style-name="P18"><text:span text:style-name="Strong_20_Emphasis"><text:span text:style-name="T6">Les données essentielles sont les œuvres musicales, leurs créateurs, leurs instrumentations, les musiciens et les événements</text:span></text:span><text:span text:style-name="T2"> </text:span></text:p>
      <text:p text:style-name="P3"/>
      <text:p text:style-name="P1"><text:span text:style-name="Strong_20_Emphasis">Quelles sont les sources de données actuelles et futures ?</text:span></text:p>
      <text:p text:style-name="P3"><text:span text:style-name="Strong_20_Emphasis"><text:span text:style-name="T7">Les sources actuelles se résument à deux fichiers excel. </text:span></text:span></text:p>
      <text:p text:style-name="P3"><text:span text:style-name="Strong_20_Emphasis"><text:span text:style-name="T7">Les sources futures sont ces mêmes fichiers </text:span></text:span></text:p>
      <text:p text:style-name="P3"><text:span text:style-name="Strong_20_Emphasis"><text:span text:style-name="T7">+ les extractions du site marchand musicshopeurope</text:span></text:span></text:p>
      <text:p text:style-name="P3"><text:span text:style-name="Strong_20_Emphasis"><text:span text:style-name="T7">+ une API ?</text:span></text:span></text:p>
      <text:p text:style-name="P3"><text:span text:style-name="T2"/></text:p>
      <text:p text:style-name="P1"><text:span text:style-name="Strong_20_Emphasis">Quels sont les besoins en termes de qualité des données (exactitude, complétude, cohérence) ?</text:span></text:p>
      <text:p text:style-name="P3"><text:span text:style-name="Strong_20_Emphasis"><text:span text:style-name="T7">Les exigences en terme de qualité sont faibles.</text:span></text:span><text:span text:style-name="T2"> </text:span></text:p>
      <text:p text:style-name="P3"><text:span text:style-name="Strong_20_Emphasis"/></text:p>
      <text:p text:style-name="P1"><text:span text:style-name="Strong_20_Emphasis">Quelles sont les exigences de sécurité pour les données ?</text:span></text:p>
      <text:p text:style-name="P3"><text:span text:style-name="Strong_20_Emphasis"><text:span text:style-name="T7">La majeur partie des données n'est pas confidentielle à l'exception des informations sur l'identité des musiciens. L'accès aux données brutes et l'accès en écriture seront réservés aux administrateurs, l'accès en lecture ne sera que par un front.</text:span></text:span><text:span text:style-name="T2"> </text:span></text:p>
      <text:p text:style-name="P3"><text:span text:style-name="Strong_20_Emphasis"/></text:p>
      <text:p text:style-name="P1"><text:span text:style-name="Strong_20_Emphasis">Quelles sont les politiques et procédures de gouvernance des données en place ou nécessaires ?</text:span></text:p>
      <text:p text:style-name="P3"><text:span text:style-name="Strong_20_Emphasis"><text:span text:style-name="T3">Définir des rôles, des règles de gestion, mettre en place des logs</text:span></text:span></text:p>
      <text:p text:style-name="P3"><text:span text:style-name="T2"><text:s/></text:span></text:p>
      <text:p text:style-name="P1"><text:span text:style-name="Strong_20_Emphasis">Quels sont les besoins en termes d'intégrité des données ?</text:span></text:p>
      <text:p text:style-name="P3"><text:span text:style-name="Strong_20_Emphasis"><text:span text:style-name="T7">réponse</text:span></text:span></text:p>
      <text:p text:style-name="P3"><text:span text:style-name="T2"/></text:p>
      <text:p text:style-name="P3"><text:span text:style-name="Strong_20_Emphasis"/></text:p>
      <text:p text:style-name="P1"><text:span text:style-name="Strong_20_Emphasis">Quelles sont les exigences d'accessibilité des données pour les différents utilisateurs ?</text:span></text:p>
      <text:p text:style-name="P3"><text:span text:style-name="Strong_20_Emphasis"><text:span text:style-name="T7">Pas d'exigence particulière mais favoriser la prise en compte. </text:span></text:span></text:p>
      <text:p text:style-name="P3"><text:span text:style-name="Strong_20_Emphasis"><text:span text:style-name="T7">Prévoir une charte graphique pour certaines pathologies visuelles, intégrer la lecture par appareil pour déficients visuels</text:span></text:span><text:span text:style-name="T2"> </text:span></text:p>
      <text:p text:style-name="P3"><text:span text:style-name="Strong_20_Emphasis"/></text:p>
      <text:p text:style-name="P1"><text:span text:style-name="Strong_20_Emphasis">Quelles sont les réglementations et normes en matière de données à respecter ?</text:span></text:p>
      <text:p text:style-name="P3"><text:span text:style-name="Strong_20_Emphasis"><text:span text:style-name="T7">Les informations sur les musicien·ne·s </text:span></text:span></text:p>
      <text:p text:style-name="P3"><text:span text:style-name="Strong_20_Emphasis"><text:span text:style-name="T2"/></text:span></text:p>
      <text:p text:style-name="P3"><text:span text:style-name="T2"><text:s/></text:span></text:p>
      <text:p text:style-name="P3"><text:span text:style-name="Strong_20_Emphasis"/></text:p>
      <text:p text:style-name="P1"><text:span text:style-name="Strong_20_Emphasis">Quels sont les processus de traitement des données actuels et futurs ?</text:span></text:p>
      <text:p text:style-name="P3"><text:span text:style-name="Strong_20_Emphasis"><text:span text:style-name="T4">réponse</text:span></text:span></text:p>
      <text:p text:style-name="P3"><text:span text:style-name="Strong_20_Emphasis"><text:span text:style-name="T2"/></text:span></text:p>
      <text:p text:style-name="P3"><text:span text:style-name="T2"><text:s/></text:span></text:p>
      <text:p text:style-name="P1"><text:span text:style-name="Strong_20_Emphasis">Y a-t-il des contraintes spécifiques à prendre en compte pour la gestion des données (volume, fréquence, etc.) ?</text:span></text:p>
      <text:p text:style-name="P3"><text:span text:style-name="Strong_20_Emphasis"><text:span text:style-name="T4">réponse</text:span></text:span></text:p>
      <text:p text:style-name="P3"><text:span text:style-name="Strong_20_Emphasis"><text:span text:style-name="T2"/></text:span></text:p>
      <text:p text:style-name="P3"><text:span text:style-name="T2"><text:s/></text:span></text:p>
      <text:p text:style-name="P3"><text:span text:style-name="Strong_20_Emphasis"/></text:p>
      <text:p text:style-name="P2"><text:span text:style-name="Strong_20_Emphasis">Quels sont les besoins en termes de suivi et de reporting ?</text:span></text:p>
      <text:p text:style-name="P3"><text:span text:style-name="Strong_20_Emphasis"><text:span text:style-name="T4">réponse</text:span></text:span></text:p>
      <text:p text:style-name="P3"><text:span text:style-name="Strong_20_Emphasis"><text:span text:style-name="T2"/></text:span></text:p>
      <text:p text:style-name="P3"><text:span text:style-name="T2"><text:s/></text:span></text:p>
      <text:p text:style-name="P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Condensed-Bold" svg:font-family="RobotoCondensed-Bold"/>
    <style:font-face style:name="RobotoCondensed-Regular" svg:font-family="RobotoCondensed-Regular"/>
    <style:font-face style:name="ArialMT" svg:font-family="ArialMT"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éphanie Parcollet</meta:initial-creator>
    <meta:creation-date>2025-01-28T13:39:20.85</meta:creation-date>
    <meta:generator>OpenOffice/4.1.15$Win32 OpenOffice.org_project/4115m2$Build-9813</meta:generator>
    <meta:document-statistic meta:table-count="0" meta:image-count="0" meta:object-count="0" meta:page-count="7" meta:paragraph-count="162" meta:word-count="1576" meta:character-count="10107"/>
    <dc:date>2025-02-05T20:50:26.35</dc:date>
    <dc:creator>Stéphanie Parcollet</dc:creator>
    <meta:editing-duration>P8DT7H11M5S</meta:editing-duration>
    <meta:editing-cycles>1</meta:editing-cycles>
  </office:meta>
</office:document-meta>
</file>